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d4e09" officeooo:paragraph-rsid="001d4e09"/>
    </style:style>
    <style:style style:name="P2" style:family="paragraph" style:parent-style-name="Standard">
      <style:text-properties fo:font-weight="bold" officeooo:rsid="001d4e09" officeooo:paragraph-rsid="001d4e09" style:font-weight-asian="bold" style:font-weight-complex="bold"/>
    </style:style>
    <style:style style:name="P3" style:family="paragraph" style:parent-style-name="Standard">
      <style:text-properties officeooo:rsid="001e6558" officeooo:paragraph-rsid="001d4e09"/>
    </style:style>
    <style:style style:name="P4" style:family="paragraph" style:parent-style-name="Standard">
      <style:paragraph-properties fo:text-align="center" style:justify-single-word="false"/>
      <style:text-properties officeooo:rsid="001e6558" officeooo:paragraph-rsid="001e6558"/>
    </style:style>
    <style:style style:name="P5" style:family="paragraph" style:parent-style-name="Standard">
      <style:paragraph-properties fo:text-align="center" style:justify-single-word="false"/>
      <style:text-properties officeooo:rsid="001e6558" officeooo:paragraph-rsid="00200851"/>
    </style:style>
    <style:style style:name="P6" style:family="paragraph" style:parent-style-name="Standard">
      <style:paragraph-properties fo:text-align="center" style:justify-single-word="false"/>
      <style:text-properties officeooo:rsid="001e92b8" officeooo:paragraph-rsid="001e92b8"/>
    </style:style>
    <style:style style:name="P7" style:family="paragraph" style:parent-style-name="Standard">
      <style:paragraph-properties fo:text-align="center" style:justify-single-word="false"/>
      <style:text-properties officeooo:rsid="00200851" officeooo:paragraph-rsid="00200851"/>
    </style:style>
    <style:style style:name="P8" style:family="paragraph" style:parent-style-name="Standard">
      <style:paragraph-properties fo:text-align="center" style:justify-single-word="false"/>
      <style:text-properties officeooo:rsid="00207e60" officeooo:paragraph-rsid="00207e60"/>
    </style:style>
    <style:style style:name="P9" style:family="paragraph" style:parent-style-name="Table_20_Contents">
      <style:paragraph-properties fo:text-align="center" style:justify-single-word="false"/>
      <style:text-properties officeooo:rsid="001e6558" officeooo:paragraph-rsid="001e6558"/>
    </style:style>
    <style:style style:name="P10" style:family="paragraph" style:parent-style-name="Standard">
      <style:paragraph-properties fo:text-align="center" style:justify-single-word="false"/>
      <style:text-properties officeooo:rsid="00220700" officeooo:paragraph-rsid="00220700"/>
    </style:style>
    <style:style style:name="P11" style:family="paragraph" style:parent-style-name="Standard">
      <style:paragraph-properties fo:text-align="center" style:justify-single-word="false"/>
      <style:text-properties officeooo:rsid="001e6558" officeooo:paragraph-rsid="00220700"/>
    </style:style>
    <style:style style:name="P12" style:family="paragraph" style:parent-style-name="Standard">
      <style:paragraph-properties fo:text-align="center" style:justify-single-word="false"/>
      <style:text-properties officeooo:rsid="00235cf5" officeooo:paragraph-rsid="00235c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0851"/>
    </style:style>
    <style:style style:name="T3" style:family="text">
      <style:text-properties officeooo:rsid="00214d31"/>
    </style:style>
    <style:style style:name="T4" style:family="text">
      <style:text-properties officeooo:rsid="002207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dy@localhost lab1 $ cat /proc/cpuinfo </text:p>
      <text:p text:style-name="P1">processor<text:tab/>: 0</text:p>
      <text:p text:style-name="P1">vendor_id<text:tab/>: GenuineIntel</text:p>
      <text:p text:style-name="P1">cpu family<text:tab/>: 6</text:p>
      <text:p text:style-name="P1">model<text:tab/><text:tab/>: 55</text:p>
      <text:p text:style-name="P2">model name<text:tab/>: Intel(R) Pentium(R) CPU <text:s/>N3540 <text:s/>@ 2.16GHz</text:p>
      <text:p text:style-name="P1">stepping<text:tab/>: 8</text:p>
      <text:p text:style-name="P1">microcode<text:tab/>: 0x809</text:p>
      <text:p text:style-name="P1">cpu MHz<text:tab/>: 499.677</text:p>
      <text:p text:style-name="P1">cache size<text:tab/>: 1024 KB</text:p>
      <text:p text:style-name="P1">physical id<text:tab/>: 0</text:p>
      <text:p text:style-name="P1">siblings<text:tab/>: 4</text:p>
      <text:p text:style-name="P1">core id<text:tab/><text:tab/>: 0</text:p>
      <text:p text:style-name="P1">cpu cores<text:tab/>: 4</text:p>
      <text:p text:style-name="P1">apicid<text:tab/><text:tab/>: 0</text:p>
      <text:p text:style-name="P1">initial apicid<text:tab/>: 0</text:p>
      <text:p text:style-name="P1">fpu<text:tab/><text:tab/>: yes</text:p>
      <text:p text:style-name="P1">fpu_exception<text:tab/>: yes</text:p>
      <text:p text:style-name="P1">cpuid level<text:tab/>: 11</text:p>
      <text:p text:style-name="P1">wp<text:tab/><text:tab/>: yes</text:p>
      <text:p text:style-name="P1">flags<text:tab/><text:tab/>: fpu vme de pse tsc msr pae mce cx8 apic sep mtrr pge mca cmov pat pse36 clflush dts acpi mmx fxsr <text:span text:style-name="T1">sse sse2</text:span> ss ht tm pbe syscall nx rdtscp lm constant_tsc arch_perfmon pebs bts rep_good nopl xtopology nonstop_tsc aperfmperf eagerfpu pni pclmulqdq dtes64 monitor ds_cpl vmx est tm2 ssse3 cx16 xtpr pdcm <text:span text:style-name="T1">sse4_1 sse4_2</text:span> movbe popcnt tsc_deadline_timer rdrand lahf_lm 3dnowprefetch epb tpr_shadow vnmi flexpriority ept vpid tsc_adjust smep erms dtherm ida arat</text:p>
      <text:p text:style-name="P1">bugs<text:tab/><text:tab/>:</text:p>
      <text:p text:style-name="P1">bogomips<text:tab/>: 4326.40</text:p>
      <text:p text:style-name="P1">clflush size<text:tab/>: 64</text:p>
      <text:p text:style-name="P1">cache_alignment<text:tab/>: 64</text:p>
      <text:p text:style-name="P1">address sizes<text:tab/>: 36 bits physical, 48 bits virtual</text:p>
      <text:p text:style-name="P1">power management:</text:p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rows-spanned="3" office:value-type="string">
            <text:p text:style-name="P9">Test name</text:p>
          </table:table-cell>
          <table:table-cell table:style-name="Table1.B1" table:number-columns-spanned="3" office:value-type="string">
            <text:p text:style-name="P9">Speedup</text:p>
          </table:table-cell>
          <table:covered-table-cell/>
          <table:covered-table-cell/>
        </table:table-row>
        <table:table-row>
          <table:covered-table-cell/>
          <table:table-cell table:style-name="Table1.B2" table:number-columns-spanned="3" office:value-type="string">
            <text:p text:style-name="P9">Vector size</text:p>
          </table:table-cell>
          <table:covered-table-cell/>
          <table:covered-table-cell/>
        </table:table-row>
        <table:table-row>
          <table:covered-table-cell/>
          <table:table-cell table:style-name="Table1.B3" office:value-type="string">
            <text:p text:style-name="P4">10000</text:p>
          </table:table-cell>
          <table:table-cell table:style-name="Table1.B3" office:value-type="string">
            <text:p text:style-name="P4">1000000</text:p>
          </table:table-cell>
          <table:table-cell table:style-name="Table1.B2" office:value-type="string">
            <text:p text:style-name="P4">100000000</text:p>
          </table:table-cell>
        </table:table-row>
        <table:table-row>
          <table:table-cell table:style-name="Table1.B3" office:value-type="string">
            <text:p text:style-name="P5"><text:span text:style-name="T3">particles</text:span>_<text:span text:style-name="T2">vectorized</text:span></text:p>
          </table:table-cell>
          <table:table-cell table:style-name="Table1.B3" office:value-type="string">
            <text:p text:style-name="P10">3.78</text:p>
          </table:table-cell>
          <table:table-cell table:style-name="Table1.B3" office:value-type="string">
            <text:p text:style-name="P11"><text:span text:style-name="T4">2.19</text:span></text:p>
          </table:table-cell>
          <table:table-cell table:style-name="Table1.B2" office:value-type="string">
            <text:p text:style-name="P12">2.26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8:19:43.010543065</meta:creation-date>
    <dc:date>2016-09-29T19:02:37.701890940</dc:date>
    <meta:editing-duration>PT17M55S</meta:editing-duration>
    <meta:editing-cycles>8</meta:editing-cycles>
    <meta:generator>LibreOffice/5.1.5.2$Linux_X86_64 LibreOffice_project/10$Build-2</meta:generator>
    <meta:document-statistic meta:table-count="1" meta:image-count="0" meta:object-count="0" meta:page-count="1" meta:paragraph-count="37" meta:word-count="188" meta:character-count="1029" meta:non-whitespace-character-count="868"/>
  </office:meta>
</office:document-meta>
</file>